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3mm"/>
    </style:style>
    <style:style style:name="co3" style:family="table-column">
      <style:table-column-properties fo:break-before="auto" style:column-width="149.44mm"/>
    </style:style>
    <style:style style:name="co4" style:family="table-column">
      <style:table-column-properties fo:break-before="auto" style:column-width="5.82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86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pp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Bedeutung</text:p>
          </table:table-cell>
          <table:table-cell table:style-name="Default"/>
          <table:table-cell table:style-name="ce1" office:value-type="string" calcext:value-type="string">
            <text:p>Balkon Ids</text:p>
          </table:table-cell>
          <table:table-cell table:style-name="ce1" office:value-type="string" calcext:value-type="string">
            <text:p>Bedeutun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5A</text:p>
          </table:table-cell>
          <table:table-cell office:value-type="string" calcext:value-type="string">
            <text:p>keine Treppenstufen bis zum Wohnungseingang</text:p>
          </table:table-cell>
          <table:table-cell table:style-name="Default"/>
          <table:table-cell office:value-type="string" calcext:value-type="string">
            <text:p>23C</text:p>
          </table:table-cell>
          <table:table-cell office:value-type="string" calcext:value-type="string">
            <text:p>Mindestbreite Balkontür 80c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5B</text:p>
          </table:table-cell>
          <table:table-cell office:value-type="string" calcext:value-type="string">
            <text:p>Maximal 1 Treppe bis zum Wohnungseingang (inkl. Podest)</text:p>
          </table:table-cell>
          <table:table-cell/>
          <table:table-cell office:value-type="string" calcext:value-type="string">
            <text:p>23D</text:p>
          </table:table-cell>
          <table:table-cell office:value-type="string" calcext:value-type="string">
            <text:p>Balkon mit Schwelle <text:s/>(Höhe 2 cm und mehr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5C</text:p>
          </table:table-cell>
          <table:table-cell office:value-type="string" calcext:value-type="string">
            <text:p>2 bis 8 (inkl. Podest) Treppe bis zum Wohnungseingang (inkl. Podest)</text:p>
          </table:table-cell>
          <table:table-cell/>
          <table:table-cell office:value-type="string" calcext:value-type="string">
            <text:p>23E</text:p>
          </table:table-cell>
          <table:table-cell office:value-type="string" calcext:value-type="string">
            <text:p>Balkon schwellenlos erreichbar (Absatz bis 2 cm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45D</text:p>
          </table:table-cell>
          <table:table-cell office:value-type="string" calcext:value-type="string">
            <text:p>Rampe mit bis zu 6 % Gefälle (nach DIN-Norm)</text:p>
          </table:table-cell>
          <table:table-cell/>
          <table:table-cell office:value-type="string" calcext:value-type="string">
            <text:p>23F</text:p>
          </table:table-cell>
          <table:table-cell office:value-type="string" calcext:value-type="string">
            <text:p>Balkongröße Über 2,5 m²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45E</text:p>
          </table:table-cell>
          <table:table-cell office:value-type="string" calcext:value-type="string">
            <text:p>Rampe mit bis über 6 % Gefälle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5B</text:p>
          </table:table-cell>
          <table:table-cell office:value-type="string" calcext:value-type="string">
            <text:p>Mindestbreite der Aufzugstür 80 cm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Kabinengröße ab 90 x 140 cm Innenmaß <text:s/>(nach DIN-Norm)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5D</text:p>
          </table:table-cell>
          <table:table-cell table:style-name="ce5" office:value-type="string" calcext:value-type="string">
            <text:p>Kabinengröße bis 90 x 140 cm Innenmaß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1W</text:p>
          </table:table-cell>
          <table:table-cell office:value-type="string" calcext:value-type="string">
            <text:p>Badewanne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Dusche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1E</text:p>
          </table:table-cell>
          <table:table-cell office:value-type="string" calcext:value-type="string">
            <text:p>Durchgangsbreite Vorderseite Sanitärobjekt zur Wand mind. 120 cm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1F</text:p>
          </table:table-cell>
          <table:table-cell office:value-type="string" calcext:value-type="string">
            <text:p>Größe des Badezimmers ab 3 m²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Gegensprechanlage vorhanden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&lt;id&gt; &lt;id&gt; [..]</text:p>
          </table:table-cell>
          <table:table-cell table:style-name="ce3" office:value-type="string" calcext:value-type="string">
            <text:p>Leerzeichen-getrennte Liste für Balkon-Details (s. Spalten E-F)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2B</text:p>
          </table:table-cell>
          <table:table-cell office:value-type="string" calcext:value-type="string">
            <text:p>Abstellmöglichkeit für Hilfsmittel (Rollator/Rollstuhl) innerhalb der Wohnung 1,90 x 3 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2C</text:p>
          </table:table-cell>
          <table:table-cell office:value-type="string" calcext:value-type="string">
            <text:p>Abstellmöglichkeit für Hilfsmittel (Rollator/Rollstuhl) außerhalb der Wohnung 1,90 x 3 m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Klingeltableau Behindertengerecht (große Tasten, große Ziffern, Höhe +/- 85 cm)</text:p>
          </table:table-cell>
          <table:table-cell table:number-columns-repeated="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31D</text:p>
          </table:table-cell>
          <table:table-cell table:style-name="ce6" office:value-type="string" calcext:value-type="string">
            <text:p>Bad mit hoher Duschwanne ab 7 cm </text:p>
          </table:table-cell>
          <table:table-cell table:number-columns-repeated="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31C</text:p>
          </table:table-cell>
          <table:table-cell table:style-name="ce6" office:value-type="string" calcext:value-type="string">
            <text:p>Bad mit flacher Duschwanne bis 7 cm (nach DIN-Norm) </text:p>
          </table:table-cell>
          <table:table-cell table:number-columns-repeated="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31B</text:p>
          </table:table-cell>
          <table:table-cell table:style-name="ce6" office:value-type="string" calcext:value-type="string">
            <text:p>Bad mit bodengleicher Dusche (nach DIN-Norm)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Mindestbreite der Wohnungseingangstür 90 cm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keine Türschwellen &gt; 2cm (außer Balkon)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Mindestbreite aller Wohnungstüren 80 cm (außer Abstellraum und Balkon)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string" calcext:value-type="string">
            <text:p>&lt;not_empty&gt;</text:p>
          </table:table-cell>
          <table:table-cell office:value-type="string" calcext:value-type="string">
            <text:p>Automatische Türöffner Haustür vorhanden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11"/></text:p>
          </table:table-cell>
          <table:table-cell table:number-columns-repeated="3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 style:data-style-name="N2" text:time-value="11:18:08.1070951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3:05:53.694520997</meta:creation-date>
    <meta:generator>LibreOffice/5.0.2.2$Linux_X86_64 LibreOffice_project/00m0$Build-2</meta:generator>
    <dc:date>2015-10-07T11:49:46.720830981</dc:date>
    <meta:editing-duration>PT3H18M22S</meta:editing-duration>
    <meta:editing-cycles>36</meta:editing-cycles>
    <meta:document-statistic meta:table-count="1" meta:cell-count="86" meta:object-count="0"/>
  </office:meta>
</office:document-meta>
</file>